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200000368000001943396636B.eps" manifest:media-type=""/>
  <manifest:file-entry manifest:full-path="Pictures/" manifest:media-type="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" manifest:media-type=""/>
  <manifest:file-entry manifest:full-path="styles.xml" manifest:media-type="text/xml"/>
  <manifest:file-entry manifest:full-path="Object 1/Configurations2/statusbar/" manifest:media-type=""/>
  <manifest:file-entry manifest:full-path="Object 1/Configurations2/accelerator/current.xml" manifest:media-type=""/>
  <manifest:file-entry manifest:full-path="Object 1/Configurations2/accelerator/" manifest:media-type=""/>
  <manifest:file-entry manifest:full-path="Object 1/Configurations2/floater/" manifest:media-type=""/>
  <manifest:file-entry manifest:full-path="Object 1/Configurations2/popupmenu/" manifest:media-type=""/>
  <manifest:file-entry manifest:full-path="Object 1/Configurations2/progressbar/" manifest:media-type=""/>
  <manifest:file-entry manifest:full-path="Object 1/Configurations2/toolpanel/" manifest:media-type=""/>
  <manifest:file-entry manifest:full-path="Object 1/Configurations2/menubar/" manifest:media-type=""/>
  <manifest:file-entry manifest:full-path="Object 1/Configurations2/toolbar/" manifest:media-type=""/>
  <manifest:file-entry manifest:full-path="Object 1/Configurations2/images/Bitmaps/" manifest:media-type=""/>
  <manifest:file-entry manifest:full-path="Object 1/Configurations2/images/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ole-draw-aspect="1" style:protect="siz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7.728cm" svg:height="3.58cm" svg:x="0.566cm" svg:y="0.251cm">
          <draw:image xlink:href="Pictures/2000000200000368000001943396636B.eps" xlink:type="simple" xlink:show="embed" xlink:actuate="onLoad">
            <text:p/>
          </draw:image>
        </draw:frame>
        <draw:frame draw:style-name="gr2" draw:layer="layout" svg:width="3.079cm" svg:height="0.999cm" svg:x="4.927cm" svg:y="2.705cm">
          <draw:object xlink:href="./Object 1" xlink:type="simple" xlink:show="embed" xlink:actuate="onLoad"/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8.89cm" fo:page-height="4.08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date>2012-08-25T12:15:46</dc:date>
    <dc:creator>kkk </dc:creator>
    <meta:generator>LibreOffice/3.3$Linux LibreOffice_project/330m19$Build-401</meta:generator>
    <meta:editing-duration>PT14H2M37S</meta:editing-duration>
    <meta:editing-cycles>64</meta:editing-cycles>
    <meta:document-statistic meta:object-count="2"/>
  </office:meta>
</office:document-meta>
</file>

<file path=Object 1/content.xml><?xml version="1.0" encoding="utf-8"?>
<math xmlns="http://www.w3.org/1998/Math/MathML">
  <semantics>
    <mtable>
      <mtr>
        <mtd>
          <mrow>
            <mrow>
              <mi>S</mi>
              <mo stretchy="false">=</mo>
              <mrow>
                <mover accent="true">
                  <mi>C</mi>
                  <mo>¯</mo>
                </mover>
                <mo stretchy="false">+</mo>
                <mi>S</mi>
              </mrow>
            </mrow>
            <mrow>
              <mo stretchy="false">(</mo>
              <mrow>
                <mover accent="true">
                  <mi>r</mi>
                  <mo>¯</mo>
                </mover>
                <mo stretchy="false">+</mo>
                <mover accent="true">
                  <mi>D</mi>
                  <mo>¯</mo>
                </mover>
              </mrow>
              <mo stretchy="false">)</mo>
            </mrow>
          </mrow>
        </mtd>
      </mtr>
      <mtr>
        <mtd>
          <mrow>
            <mrow>
              <mi>R</mi>
              <mo stretchy="false">=</mo>
              <mrow>
                <mover accent="true">
                  <mi>C</mi>
                  <mo>¯</mo>
                </mover>
                <mo stretchy="false">+</mo>
                <mi>r</mi>
              </mrow>
            </mrow>
            <mi>D</mi>
          </mrow>
        </mtd>
      </mtr>
    </mtable>
    <annotation encoding="StarMath 5.0">stack{
alignl S=overline{C} + S(overline{r} + overline{D}) #
alignl R=overline{C}+ r D
}</annotation>
  </semantics>
</math>
</file>